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7008in" svg:y1="0.1685in" svg:x2="2.6406in" svg:y2="0.1665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draw:line text:anchor-type="paragraph" draw:z-index="28" draw:name="Shape3_23" draw:style-name="gr1" draw:text-style-name="P72" svg:x1="0.7634in" svg:y1="0.1555in" svg:x2="2.3071in" svg:y2="0.1638in"><text:p/></draw:line><text:span text:style-name="T19"><text:s text:c="6"/>ပေးသွင်း <text:s text:c="2"/></text:span><text:span text:style-name="T22"><text:s text:c="9"/></text:span><text:span text:style-name="T13"><text:s text:c="2"/></text:span><text:span text:style-name="T13"><text:s text:c="12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21:43.004000000</dc:date>
    <meta:editing-duration>P1DT20H53M57S</meta:editing-duration>
    <meta:editing-cycles>1025</meta:editing-cycles>
    <meta:document-statistic meta:table-count="7" meta:image-count="0" meta:object-count="0" meta:page-count="4" meta:paragraph-count="124" meta:word-count="409" meta:character-count="2685" meta:non-whitespace-character-count="2264"/>
  </office:meta>
</office:document-meta>
</file>